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0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7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8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0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29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4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95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44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9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start" fo:margin-left="0cm"/>
      <style:text-properties fo:color="#000000" style:font-name="Arial" fo:font-size="10pt" style:text-underline-style="none" fo:font-weight="normal" style:font-size-asian="10pt" style:font-size-complex="10pt"/>
    </style:style>
    <style:style style:name="ce58" style:family="table-cell" style:parent-style-name="Default" style:data-style-name="N36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middle"/>
      <style:paragraph-properties fo:text-align="start"/>
      <style:text-properties fo:color="#000000" style:font-name="Arial" fo:font-size="10pt" style:text-underline-style="none" fo:font-weight="normal" style:font-size-asian="10pt" style:font-size-complex="10pt"/>
    </style:style>
    <style:style style:name="ce60" style:family="table-cell" style:parent-style-name="Default" style:data-style-name="N36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middle"/>
      <style:paragraph-properties fo:text-align="start"/>
      <style:text-properties fo:color="#000000" style:font-name="Arial" fo:font-size="10pt" style:text-underline-style="none" fo:font-weight="normal" style:font-size-asian="10pt" style:font-size-complex="10pt"/>
    </style:style>
    <style:style style:name="ce61" style:family="table-cell" style:parent-style-name="Default" style:data-style-name="N36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middle"/>
      <style:paragraph-properties fo:text-align="start" fo:margin-left="0cm"/>
      <style:text-properties fo:color="#000000" style:font-name="Arial" fo:font-size="10pt" style:text-underline-style="none" fo:font-weight="normal" style:font-size-asian="10pt" style:font-size-complex="10pt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0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fo:border-bottom="0.74pt solid #000000" style:cell-protect="protected" style:print-content="true" style:text-align-source="value-type" style:repeat-content="false" fo:wrap-option="no-wrap" fo:border-left="none" style:direction="ltr" fo:border-right="none" style:rotation-angle="0" style:rotation-align="bottom" fo:border-top="0.74pt solid #000000" style:vertical-align="bottom"/>
      <style:text-properties fo:color="#000000" style:font-name="Arial1" fo:font-size="10pt" style:text-underline-style="none" fo:font-weight="normal" style:font-size-asian="10pt" style:font-size-complex="10pt"/>
    </style:style>
    <style:style style:name="ce71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74pt solid #000000" style:vertical-align="middle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72" style:family="table-cell" style:parent-style-name="Default" style:data-style-name="N127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none" style:vertical-align="middle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73" style:family="table-cell" style:parent-style-name="Default" style:data-style-name="N127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74pt solid #000000" style:vertical-align="middle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10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6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06" style:family="table-cell" style:parent-style-name="Default" style:data-style-name="N12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32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9" table:number-columns-repeated="55" table:default-cell-style-name="ce15"/>
        <table:table-header-rows>
          <table:table-row table:style-name="ro1">
            <table:table-cell table:style-name="ce49" office:value-type="string" calcext:value-type="string">
              <text:p>DATA</text:p>
            </table:table-cell>
            <table:table-cell table:style-name="ce62" office:value-type="string" calcext:value-type="string">
              <text:p>NF - SERV. PROD. </text:p>
            </table:table-cell>
            <table:table-cell table:style-name="ce86" office:value-type="string" calcext:value-type="string">
              <text:p>R$</text:p>
            </table:table-cell>
            <table:table-cell table:style-name="ce94"/>
            <table:table-cell table:style-name="ce97" office:value-type="string" calcext:value-type="string">
              <text:p>PAGO</text:p>
            </table:table-cell>
            <table:table-cell table:style-name="ce86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106" office:value-type="string" calcext:value-type="string">
              <text:p>SALDO DEVEDOR</text:p>
            </table:table-cell>
            <table:table-cell table:style-name="ce97" office:value-type="string" calcext:value-type="string">
              <text:p>OBS.:</text:p>
            </table:table-cell>
            <table:table-cell table:style-name="ce108" table:number-columns-repeated="55"/>
          </table:table-row>
        </table:table-header-rows>
        <table:table-row table:style-name="ro2">
          <table:table-cell table:style-name="ce50" office:value-type="date" office:date-value="2023-07-31" calcext:value-type="date">
            <text:p>31/07/2023</text:p>
          </table:table-cell>
          <table:table-cell table:style-name="ce63" office:value-type="string" calcext:value-type="string">
            <text:p>Mens. 07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00" calcext:value-type="float">
            <text:p>300,00</text:p>
          </table:table-cell>
          <table:table-cell table:style-name="ce104" office:value-type="date" office:date-value="2024-05-07" calcext:value-type="date">
            <text:p>07/05/2024</text:p>
          </table:table-cell>
          <table:table-cell table:style-name="ce87" table:formula="of:=[.C2]-[.F2]" office:value-type="float" office:value="-100" calcext:value-type="float">
            <text:p>(100,00)</text:p>
          </table:table-cell>
          <table:table-cell table:style-name="ce107" office:value-type="string" calcext:value-type="string">
            <text:p>PG R$ 300,00 </text:p>
            <text:p>07/05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8-31" calcext:value-type="date">
            <text:p>31/08/2023</text:p>
          </table:table-cell>
          <table:table-cell table:style-name="ce63" office:value-type="string" calcext:value-type="string">
            <text:p>Mens. 08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50" calcext:value-type="float">
            <text:p>350,00</text:p>
          </table:table-cell>
          <table:table-cell table:style-name="ce104" office:value-type="date" office:date-value="2024-07-05" calcext:value-type="date">
            <text:p>05/07/2024</text:p>
          </table:table-cell>
          <table:table-cell table:style-name="ce87" table:formula="of:=[.C3]-[.F3]" office:value-type="float" office:value="-150" calcext:value-type="float">
            <text:p>(150,00)</text:p>
          </table:table-cell>
          <table:table-cell table:style-name="ce107" office:value-type="string" calcext:value-type="string">
            <text:p>PG R$ 350,00  </text:p>
            <text:p>05/07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Mens. 09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70" calcext:value-type="float">
            <text:p>70,00</text:p>
          </table:table-cell>
          <table:table-cell table:style-name="ce104" office:value-type="date" office:date-value="2025-01-14" calcext:value-type="date">
            <text:p>14/01/2025</text:p>
          </table:table-cell>
          <table:table-cell table:style-name="ce87" office:value-type="float" office:value="0" calcext:value-type="float">
            <text:p>-</text:p>
          </table:table-cell>
          <table:table-cell table:style-name="ce107" office:value-type="string" calcext:value-type="string">
            <text:p>PG R$ 70,00</text:p>
            <text:p>14/01/2025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Rest. mens. 09/2023 (A.C.)</text:p>
          </table:table-cell>
          <table:table-cell table:style-name="ce87" office:value-type="float" office:value="130" calcext:value-type="float">
            <text:p>13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0" calcext:value-type="float">
            <text:p>130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table:formula="of:=[.C5]-[.F5]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Mens. 10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" calcext:value-type="float">
            <text:p>13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187" calcext:value-type="float">
            <text:p>18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04" calcext:value-type="float">
            <text:p>104,00</text:p>
          </table:table-cell>
          <table:table-cell table:style-name="ce104" office:value-type="date" office:date-value="2025-03-26" calcext:value-type="date">
            <text:p>26/03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2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83" calcext:value-type="float">
            <text:p>83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83" calcext:value-type="float">
            <text:p>83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8]-[.F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Mens. 11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80" calcext:value-type="float">
            <text:p>18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Rest. mens. 11/2023 (A.C.)</text:p>
          </table:table-cell>
          <table:table-cell table:style-name="ce87" office:value-type="float" office:value="20" calcext:value-type="float">
            <text:p>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" calcext:value-type="float">
            <text:p>20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0]-[.F10]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Mens. 12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58" calcext:value-type="float">
            <text:p>5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Rest. mens. 12/2023 (A.C.)</text:p>
          </table:table-cell>
          <table:table-cell table:style-name="ce87" office:value-type="float" office:value="142" calcext:value-type="float">
            <text:p>14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42" calcext:value-type="float">
            <text:p>142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2]-[.F12]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Mens. 0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8" calcext:value-type="float">
            <text:p>9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102" calcext:value-type="float">
            <text:p>10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5-27" calcext:value-type="date">
            <text:p>27/05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5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37" calcext:value-type="float">
            <text:p>3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7" calcext:value-type="float">
            <text:p>37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table:formula="of:=[.C15]-[.F15]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Mens. 0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" calcext:value-type="float">
            <text:p>15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85" calcext:value-type="float">
            <text:p>185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7-22" calcext:value-type="date">
            <text:p>22/07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7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20" calcext:value-type="float">
            <text:p>1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1" calcext:value-type="float">
            <text:p>91,00</text:p>
          </table:table-cell>
          <table:table-cell table:style-name="ce104" office:value-type="date" office:date-value="2025-08-27" calcext:value-type="date">
            <text:p>27/08/2025</text:p>
          </table:table-cell>
          <table:table-cell table:style-name="ce87"/>
          <table:table-cell table:style-name="ce98" office:value-type="string" calcext:value-type="string">
            <text:p>(obs. 8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29" calcext:value-type="float">
            <text:p>29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9" calcext:value-type="float">
            <text:p>29,00</text:p>
          </table:table-cell>
          <table:table-cell table:style-name="ce104" office:value-type="date" office:date-value="2025-09-25" calcext:value-type="date">
            <text:p>25/09/2025</text:p>
          </table:table-cell>
          <table:table-cell table:style-name="ce87" table:formula="of:=[.C19]-[.F19]" office:value-type="float" office:value="0" calcext:value-type="float">
            <text:p>-</text:p>
          </table:table-cell>
          <table:table-cell table:style-name="ce98" office:value-type="string" calcext:value-type="string">
            <text:p>(obs. 9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Mens. 03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49" calcext:value-type="float">
            <text:p>49,00</text:p>
          </table:table-cell>
          <table:table-cell table:style-name="ce104" office:value-type="date" office:date-value="2025-09-25" calcext:value-type="date">
            <text:p>25/09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9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Rest. mens. 03/2024 (A.C.)</text:p>
          </table:table-cell>
          <table:table-cell table:style-name="ce87" office:value-type="float" office:value="151" calcext:value-type="float">
            <text:p>151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1" calcext:value-type="float">
            <text:p>151,00</text:p>
          </table:table-cell>
          <table:table-cell table:style-name="ce104" office:value-type="date" office:date-value="2025-11-25" calcext:value-type="date">
            <text:p>25/11/2025</text:p>
          </table:table-cell>
          <table:table-cell table:style-name="ce87" table:formula="of:=[.C21]-[.F21]" office:value-type="float" office:value="0" calcext:value-type="float">
            <text:p>-</text:p>
          </table:table-cell>
          <table:table-cell table:style-name="ce98" office:value-type="string" calcext:value-type="string">
            <text:p>(obs. 10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Mens. 04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161" calcext:value-type="float">
            <text:p>161,00</text:p>
          </table:table-cell>
          <table:table-cell table:style-name="ce104" office:value-type="date" office:date-value="2025-11-25" calcext:value-type="date">
            <text:p>25/11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10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Rest. mens. 04/2024 (A.C.)</text:p>
          </table:table-cell>
          <table:table-cell table:style-name="ce87" office:value-type="float" office:value="39" calcext:value-type="float">
            <text:p>39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39" calcext:value-type="float">
            <text:p>39,00</text:p>
          </table:table-cell>
          <table:table-cell table:style-name="ce104" office:value-type="date" office:date-value="2025-12-30" calcext:value-type="date">
            <text:p>30/12/2025</text:p>
          </table:table-cell>
          <table:table-cell table:style-name="ce87" table:formula="of:=[.C23]-[.F23]" office:value-type="float" office:value="0" calcext:value-type="float">
            <text:p>-</text:p>
          </table:table-cell>
          <table:table-cell table:style-name="ce98" office:value-type="string" calcext:value-type="string">
            <text:p>(obs. 1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5-31" calcext:value-type="date">
            <text:p>31/05/2024</text:p>
          </table:table-cell>
          <table:table-cell table:style-name="ce63" office:value-type="string" calcext:value-type="string">
            <text:p>Mens. 05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159" calcext:value-type="float">
            <text:p>159,00</text:p>
          </table:table-cell>
          <table:table-cell table:style-name="ce104" office:value-type="date" office:date-value="2025-12-30" calcext:value-type="date">
            <text:p>30/12/2025</text:p>
          </table:table-cell>
          <table:table-cell table:style-name="ce87" table:formula="of:=[.C24]-[.F24]" office:value-type="float" office:value="41" calcext:value-type="float">
            <text:p>41,00</text:p>
          </table:table-cell>
          <table:table-cell table:style-name="ce98" office:value-type="string" calcext:value-type="string">
            <text:p>(obs. 1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6-30" calcext:value-type="date">
            <text:p>30/06/2024</text:p>
          </table:table-cell>
          <table:table-cell table:style-name="ce63" office:value-type="string" calcext:value-type="string">
            <text:p>Mens. 06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5]-[.F25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7-31" calcext:value-type="date">
            <text:p>31/07/2024</text:p>
          </table:table-cell>
          <table:table-cell table:style-name="ce63" office:value-type="string" calcext:value-type="string">
            <text:p>Mens. 07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6]-[.F26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Mens. 08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7]-[.F27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Mens. 09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4-10-18" calcext:value-type="date">
            <text:p>18/10/2024</text:p>
          </table:table-cell>
          <table:table-cell table:style-name="ce87" table:formula="of:=[.C28]-[.F2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Mens. 10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1-09" calcext:value-type="date">
            <text:p>09/01/2025</text:p>
          </table:table-cell>
          <table:table-cell table:style-name="ce87" table:formula="of:=[.C29]-[.F29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Mens. 1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2-11" calcext:value-type="date">
            <text:p>11/02/2025</text:p>
          </table:table-cell>
          <table:table-cell table:style-name="ce87" table:formula="of:=[.C30]-[.F30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Mens. 1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3-14" calcext:value-type="date">
            <text:p>14/03/2025</text:p>
          </table:table-cell>
          <table:table-cell table:style-name="ce87" table:formula="of:=[.C31]-[.F31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Mens. 0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32]-[.F32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Mens. 0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6-04" calcext:value-type="date">
            <text:p>04/06/2025</text:p>
          </table:table-cell>
          <table:table-cell table:style-name="ce87" table:formula="of:=[.C33]-[.F33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Mens. 03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7-21" calcext:value-type="date">
            <text:p>21/07/2025</text:p>
          </table:table-cell>
          <table:table-cell table:style-name="ce87" table:formula="of:=[.C34]-[.F34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Mens. 04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9-04" calcext:value-type="date">
            <text:p>04/09/2025</text:p>
          </table:table-cell>
          <table:table-cell table:style-name="ce87" table:formula="of:=[.C35]-[.F35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Mens. 05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10-17" calcext:value-type="date">
            <text:p>17/10/2025</text:p>
          </table:table-cell>
          <table:table-cell table:style-name="ce87" table:formula="of:=[.C36]-[.F36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Mens. 06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11-14" calcext:value-type="date">
            <text:p>14/11/2025</text:p>
          </table:table-cell>
          <table:table-cell table:style-name="ce87" table:formula="of:=[.C37]-[.F37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Mens. 07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6-01-13" calcext:value-type="date">
            <text:p>13/01/2026</text:p>
          </table:table-cell>
          <table:table-cell table:style-name="ce87" table:formula="of:=[.C38]-[.F3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Mens. 08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9]-[.F39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9-30" calcext:value-type="date">
            <text:p>30/09/2025</text:p>
          </table:table-cell>
          <table:table-cell table:style-name="ce63" office:value-type="string" calcext:value-type="string">
            <text:p>Mens. 09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0]-[.F40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10-31" calcext:value-type="date">
            <text:p>31/10/2025</text:p>
          </table:table-cell>
          <table:table-cell table:style-name="ce63" office:value-type="string" calcext:value-type="string">
            <text:p>Mens. 10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1]-[.F4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11-30" calcext:value-type="date">
            <text:p>30/11/2025</text:p>
          </table:table-cell>
          <table:table-cell table:style-name="ce63" office:value-type="string" calcext:value-type="string">
            <text:p>Mens. 1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2]-[.F4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12-31" calcext:value-type="date">
            <text:p>31/12/2025</text:p>
          </table:table-cell>
          <table:table-cell table:style-name="ce63" office:value-type="string" calcext:value-type="string">
            <text:p>Mens. 1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3]-[.F43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6-01-31" calcext:value-type="date">
            <text:p>31/01/2026</text:p>
          </table:table-cell>
          <table:table-cell table:style-name="ce63" office:value-type="string" calcext:value-type="string">
            <text:p>Mens. 01/2026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44]-[.F44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1"/>
          <table:table-cell table:number-columns-repeated="2"/>
          <table:table-cell table:style-name="ce96"/>
          <table:table-cell table:style-name="ce99"/>
          <table:table-cell table:style-name="ce103"/>
          <table:table-cell table:style-name="ce105" office:value-type="string" calcext:value-type="string">
            <text:p>TOTAL</text:p>
          </table:table-cell>
          <table:table-cell table:style-name="ce86" table:formula="of:=SUM([.H2:.H44])" office:value-type="float" office:value="1591" calcext:value-type="float">
            <text:p>1.591,00</text:p>
          </table:table-cell>
          <table:table-cell table:style-name="ce97"/>
          <table:table-cell table:style-name="ce108" table:number-columns-repeated="55"/>
        </table:table-row>
        <table:table-row table:style-name="ro4">
          <table:table-cell table:style-name="ce6" office:value-type="string" calcext:value-type="string" table:number-columns-spanned="3" table:number-rows-spanned="1">
            <text:p>OBSERVAÇÕES</text:p>
          </table:table-cell>
          <table:covered-table-cell table:number-columns-repeated="2"/>
          <table:table-cell table:style-name="ce96"/>
          <table:table-cell table:style-name="ce99"/>
          <table:table-cell table:style-name="ce103"/>
          <table:table-cell table:style-name="Default" table:number-columns-repeated="3"/>
          <table:table-cell table:style-name="ce10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1) 24/02 – pago em água = </text:p>
          </table:table-cell>
          <table:table-cell table:style-name="ce88" office:value-type="currency" office:currency="BRL" office:value="143" calcext:value-type="currency">
            <text:p>R$ 143,00</text:p>
          </table:table-cell>
          <table:table-cell table:style-name="ce43"/>
          <table:table-cell table:style-name="ce57"/>
          <table:table-cell table:style-name="ce70"/>
          <table:table-cell table:style-name="ce76"/>
          <table:table-cell table:style-name="ce16" office:value-type="string" calcext:value-type="string">
            <text:p>(obs. 6) 20/06 – pago em água (4) = </text:p>
          </table:table-cell>
          <table:table-cell table:style-name="ce88" office:value-type="currency" office:currency="BRL" office:value="52" calcext:value-type="currency">
            <text:p>R$ 52,00</text:p>
          </table:table-cell>
          <table:table-cell table:style-name="ce68" table:number-columns-repeated="55"/>
        </table:table-row>
        <table:table-row table:style-name="ro4">
          <table:table-cell table:style-name="ce10"/>
          <table:table-cell table:style-name="ce17" office:value-type="string" calcext:value-type="string">
            <text:p>(obs. 2) 06/03 – R$ 13,00 (x3) = </text:p>
          </table:table-cell>
          <table:table-cell table:style-name="ce30" office:value-type="currency" office:currency="BRL" office:value="39" calcext:value-type="currency">
            <text:p>R$ 39,00</text:p>
          </table:table-cell>
          <table:table-cell table:style-name="ce44"/>
          <table:table-cell table:style-name="ce58"/>
          <table:table-cell table:style-name="ce71"/>
          <table:table-cell table:style-name="ce77"/>
          <table:table-cell table:style-name="ce17" office:value-type="string" calcext:value-type="string">
            <text:p>(obs. 7) 07/07 – pago em água (2) = </text:p>
          </table:table-cell>
          <table:table-cell table:style-name="ce30" office:value-type="currency" office:currency="BRL" office:value="26" calcext:value-type="currency">
            <text:p>R$ 26,00</text:p>
          </table:table-cell>
          <table:table-cell table:style-name="ce68" table:number-columns-repeated="55"/>
        </table:table-row>
        <table:table-row table:style-name="ro4">
          <table:table-cell table:style-name="ce7"/>
          <table:table-cell table:style-name="ce18" office:value-type="string" calcext:value-type="string">
            <text:p>14/03 – R$ 13,00 (x2) = </text:p>
          </table:table-cell>
          <table:table-cell table:style-name="ce31" office:value-type="currency" office:currency="BRL" office:value="26" calcext:value-type="currency">
            <text:p>R$ 26,00</text:p>
          </table:table-cell>
          <table:table-cell table:style-name="ce44"/>
          <table:table-cell table:style-name="ce60"/>
          <table:table-cell table:style-name="ce44"/>
          <table:table-cell table:style-name="ce78"/>
          <table:table-cell table:style-name="ce18" office:value-type="string" calcext:value-type="string">
            <text:p>22/07 – pago em água (3) = </text:p>
          </table:table-cell>
          <table:table-cell table:style-name="ce31" office:value-type="currency" office:currency="BRL" office:value="39" calcext:value-type="currency">
            <text:p>R$ 39,00</text:p>
          </table:table-cell>
          <table:table-cell table:style-name="ce68" table:number-columns-repeated="55"/>
        </table:table-row>
        <table:table-row table:style-name="ro4">
          <table:table-cell table:style-name="ce7"/>
          <table:table-cell table:style-name="ce18" office:value-type="string" calcext:value-type="string">
            <text:p>26/03 – R$ 13,00 (x3) = </text:p>
          </table:table-cell>
          <table:table-cell table:style-name="ce91" office:value-type="currency" office:currency="BRL" office:value="39" calcext:value-type="currency">
            <text:p>R$ 39,00</text:p>
          </table:table-cell>
          <table:table-cell table:style-name="ce44"/>
          <table:table-cell table:style-name="ce61"/>
          <table:table-cell table:style-name="ce72"/>
          <table:table-cell table:style-name="ce79"/>
          <table:table-cell table:style-name="ce19" office:value-type="string" calcext:value-type="string">
            <text:p>TOTAL = </text:p>
          </table:table-cell>
          <table:table-cell table:style-name="ce32" table:formula="of:=SUM([.I48:.I49])" office:value-type="currency" office:currency="BRL" office:value="65" calcext:value-type="currency">
            <text:p>R$ 65,00</text:p>
          </table:table-cell>
          <table:table-cell table:style-name="ce68" table:number-columns-repeated="55"/>
        </table:table-row>
        <table:table-row table:style-name="ro4">
          <table:table-cell table:style-name="ce11"/>
          <table:table-cell table:style-name="ce19" office:value-type="string" calcext:value-type="string">
            <text:p>TOTAL = </text:p>
          </table:table-cell>
          <table:table-cell table:style-name="ce29" table:formula="of:=SUM([.C48:.C50])" office:value-type="currency" office:currency="BRL" office:value="104" calcext:value-type="currency">
            <text:p>R$ 104,00</text:p>
          </table:table-cell>
          <table:table-cell table:style-name="ce44"/>
          <table:table-cell table:style-name="ce65"/>
          <table:table-cell table:style-name="ce73"/>
          <table:table-cell table:style-name="ce76"/>
          <table:table-cell table:style-name="ce16" office:value-type="string" calcext:value-type="string">
            <text:p>(obs. 8) 27/08 – pago em água (7) = </text:p>
          </table:table-cell>
          <table:table-cell table:style-name="ce88" office:value-type="currency" office:currency="BRL" office:value="91" calcext:value-type="currency">
            <text:p>R$ 91,00</text:p>
          </table:table-cell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3) 28/04 – pago em água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44"/>
          <table:table-cell table:style-name="ce65"/>
          <table:table-cell table:style-name="ce73"/>
          <table:table-cell table:style-name="ce76"/>
          <table:table-cell table:style-name="ce16" office:value-type="string" calcext:value-type="string">
            <text:p>(obs. 9) 25/09 – pago em água (6)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4) 28/04 – pago em gás = </text:p>
          </table:table-cell>
          <table:table-cell table:style-name="ce88" office:value-type="currency" office:currency="BRL" office:value="420" calcext:value-type="currency">
            <text:p>R$ 420,00</text:p>
          </table:table-cell>
          <table:table-cell table:style-name="ce44"/>
          <table:table-cell table:style-name="ce65"/>
          <table:table-cell table:style-name="ce73"/>
          <table:table-cell table:style-name="ce76"/>
          <table:table-cell table:style-name="ce16" office:value-type="string" calcext:value-type="string">
            <text:p>(obs. 10) de 07/10 a 25/11 – pago em água (12) = </text:p>
          </table:table-cell>
          <table:table-cell table:style-name="ce88" office:value-type="currency" office:currency="BRL" office:value="312" calcext:value-type="currency">
            <text:p>R$ 312,00</text:p>
          </table:table-cell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5) 27/05 – pago em água = </text:p>
          </table:table-cell>
          <table:table-cell table:style-name="ce88" office:value-type="currency" office:currency="BRL" office:value="65" calcext:value-type="currency">
            <text:p>R$ 65,00</text:p>
          </table:table-cell>
          <table:table-cell table:style-name="ce44"/>
          <table:table-cell table:style-name="ce65"/>
          <table:table-cell table:style-name="ce73"/>
          <table:table-cell table:style-name="ce76"/>
          <table:table-cell table:style-name="ce16" office:value-type="string" calcext:value-type="string">
            <text:p>(obs. 11) 30/12 – pago em água e gás = </text:p>
          </table:table-cell>
          <table:table-cell table:style-name="ce88" office:value-type="currency" office:currency="BRL" office:value="198" calcext:value-type="currency">
            <text:p>R$ 198,00</text:p>
          </table:table-cell>
          <table:table-cell table:style-name="ce68" table:number-columns-repeated="55"/>
        </table:table-row>
        <table:table-row table:style-name="ro4" table:number-rows-repeated="31972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4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number-columns-repeated="3"/>
          <table:table-cell table:style-name="ce108" table:number-columns-repeated="55"/>
        </table:table-row>
        <table:table-row table:style-name="ro4" table:number-rows-repeated="1016544">
          <table:table-cell table:number-columns-repeated="6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</number:number-style>
    <number:number-style style:name="N11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7">
      <number:text>-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number number:min-integer-digits="1"/>
    </number:number-style>
    <number:number-style style:name="N123P1" style:volatile="true">
      <number:number number:min-integer-digits="1"/>
    </number:number-style>
    <number:number-style style:name="N123">
      <number:text>- DM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""""""""""""""""""</number:text>
    </number:number-style>
    <number:number-style style:name="N124">
      <style:text-properties fo:color="#ff0000"/>
      <number:text>(R$""""""""""""""""""""""""""""""""""""""""""""""""""</number:text>
      <style:map style:condition="value()&gt;=0" style:apply-style-name="N124P0"/>
    </number:number-style>
    <number:date-style style:name="N125">
      <number:month number:style="long"/>
      <number:text>/</number:text>
      <number:year number:style="long"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20.934346679">00:00:00</text:time></text:span><text:span text:style-name="MT2"><text:s/></text:span></text:p>
        </style:region-center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20.94156609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6-02-02T14:30:21.521990339</dc:date>
    <dc:language>pt-PT</dc:language>
    <meta:editing-cycles>461</meta:editing-cycles>
    <meta:editing-duration>PT14H12M23S</meta:editing-duration>
    <meta:print-date>2025-05-27T15:50:39.529745867</meta:print-date>
    <meta:document-statistic meta:table-count="1" meta:cell-count="356" meta:object-count="0"/>
    <meta:user-defined meta:name="Info 0"/>
    <meta:user-defined meta:name="Info 1"/>
    <meta:user-defined meta:name="Info 2"/>
    <meta:user-defined meta:name="Info 3"/>
  </office:meta>
</office:document-meta>
</file>